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 style:master-page-name="Standard">
      <style:table-properties style:width="17.992cm" style:page-number="auto" fo:break-before="auto" fo:break-after="auto" table:align="left" style:writing-mode="lr-tb"/>
    </style:style>
    <style:style style:name="Таблица3.A" style:family="table-column">
      <style:table-column-properties style:column-width="11.003cm"/>
    </style:style>
    <style:style style:name="Таблица3.B" style:family="table-column">
      <style:table-column-properties style:column-width="6.989cm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ext_20_body">
      <style:paragraph-properties fo:margin-top="0cm" fo:margin-bottom="0cm" fo:line-height="100%" fo:text-align="start" style:justify-single-word="false"/>
      <style:text-properties style:font-name="Arial" fo:font-size="8pt" fo:language="ru" fo:country="RU" style:font-size-asian="8pt" style:font-size-complex="8pt"/>
    </style:style>
    <style:style style:name="P8" style:family="paragraph" style:parent-style-name="Standard">
      <style:text-properties style:font-name="Arial" fo:font-size="6pt" style:font-size-asian="6pt" style:font-size-complex="6pt"/>
    </style:style>
    <style:style style:name="P9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22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</style:style>
    <style:style style:name="P25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26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.199cm" fo:margin-bottom="0cm" fo:line-height="100%" fo:text-align="center" style:justify-single-word="false" fo:text-indent="0cm" style:auto-text-indent="false" fo:padding="0cm" fo:border="none" style:writing-mode="lr-tb"/>
      <style:text-properties style:font-name="Arial" fo:font-size="10pt" style:font-size-asian="10pt" style:font-size-complex="10pt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7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fo:color="#000000" style:text-line-through-style="none" fo:font-style="italic" style:text-underline-style="none" fo:font-weight="normal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0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2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3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4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6" style:family="text">
      <style:text-properties fo:color="#000000" style:text-line-through-style="none" fo:language="ru" fo:country="RU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7" style:family="text">
      <style:text-properties fo:color="#000000" style:text-line-through-style="none" fo:language="ru" fo:country="RU" fo:font-style="normal" style:text-underline-style="none" fo:font-weight="bold" style:font-name-asian="Code 3 de 91" style:font-style-asian="normal" style:font-weight-asian="bold" style:font-name-complex="Code 3 de 91" style:font-style-complex="normal" style:font-weight-complex="bold"/>
    </style:style>
    <style:style style:name="T18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9" style:family="text">
      <style:text-properties fo:color="#000000" style:font-name="Arial" fo:font-size="10pt" fo:language="ru" fo:country="RU" style:font-size-asian="10pt" style:font-size-complex="10pt"/>
    </style:style>
    <style:style style:name="T20" style:family="text"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T21" style:family="text">
      <style:text-properties fo:language="ru" fo:country="RU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24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89617328" text:id="ct289617328">
          <text:insertion>
            <office:change-info>
              <dc:creator>&lt;анонимный&gt;</dc:creator>
              <dc:date>2012-12-14T13:45:00</dc:date>
            </office:change-info>
          </text:insertion>
        </text:changed-region>
        <text:changed-region xml:id="ct289616808" text:id="ct289616808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289616704" text:id="ct289616704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289616600" text:id="ct289616600">
          <text:insertion>
            <office:change-info>
              <dc:creator>&lt;анонимный&gt;</dc:creator>
              <dc:date>2012-12-14T13:48:00</dc:date>
            </office:change-info>
          </text:insertion>
        </text:changed-region>
        <text:changed-region xml:id="ct289616496" text:id="ct289616496">
          <text:insertion>
            <office:change-info>
              <dc:creator>&lt;анонимный&gt;</dc:creator>
              <dc:date>2012-12-14T16:37:00</dc:date>
            </office:change-info>
          </text:insertion>
        </text:changed-region>
        <text:changed-region xml:id="ct289616392" text:id="ct289616392">
          <text:insertion>
            <office:change-info>
              <dc:creator>&lt;анонимный&gt;</dc:creator>
              <dc:date>2012-12-14T13:50:00</dc:date>
            </office:change-info>
          </text:insertion>
        </text:changed-region>
        <text:changed-region xml:id="ct289615872" text:id="ct289615872">
          <text:insertion>
            <office:change-info>
              <dc:creator>&lt;анонимный&gt;</dc:creator>
              <dc:date>2012-12-14T14:52:00</dc:date>
            </office:change-info>
          </text:insertion>
        </text:changed-region>
        <text:changed-region xml:id="ct289616288" text:id="ct289616288">
          <text:insertion>
            <office:change-info>
              <dc:creator>&lt;анонимный&gt;</dc:creator>
              <dc:date>2012-12-14T14:51:00</dc:date>
            </office:change-info>
          </text:insertion>
        </text:changed-region>
        <text:changed-region xml:id="ct289616184" text:id="ct289616184">
          <text:insertion>
            <office:change-info>
              <dc:creator>&lt;анонимный&gt;</dc:creator>
              <dc:date>2012-12-14T14:56:00</dc:date>
            </office:change-info>
          </text:insertion>
        </text:changed-region>
        <text:changed-region xml:id="ct289616080" text:id="ct289616080">
          <text:insertion>
            <office:change-info>
              <dc:creator>&lt;анонимный&gt;</dc:creator>
              <dc:date>2012-12-14T14:57:00</dc:date>
            </office:change-info>
          </text:insertion>
        </text:changed-region>
        <text:changed-region xml:id="ct289615976" text:id="ct289615976">
          <text:insertion>
            <office:change-info>
              <dc:creator>&lt;анонимный&gt;</dc:creator>
              <dc:date>2012-12-14T16:18:00</dc:date>
            </office:change-info>
          </text:insertion>
        </text:changed-region>
        <text:changed-region xml:id="ct289615664" text:id="ct289615664">
          <text:insertion>
            <office:change-info>
              <dc:creator>&lt;анонимный&gt;</dc:creator>
              <dc:date>2012-12-14T16:32:00</dc:date>
            </office:change-info>
          </text:insertion>
        </text:changed-region>
        <text:changed-region xml:id="ct289615560" text:id="ct289615560">
          <text:insertion>
            <office:change-info>
              <dc:creator>&lt;анонимный&gt;</dc:creator>
              <dc:date>2012-12-14T13:51:00</dc:date>
            </office:change-info>
          </text:insertion>
        </text:changed-region>
        <text:changed-region xml:id="ct289615144" text:id="ct289615144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89615352" text:id="ct289615352">
          <text:insertion>
            <office:change-info>
              <dc:creator>&lt;анонимный&gt;</dc:creator>
              <dc:date>2012-12-14T15:00:00</dc:date>
            </office:change-info>
          </text:insertion>
        </text:changed-region>
        <text:changed-region xml:id="ct108627840" text:id="ct108627840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20468552" text:id="ct220468552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90247640" text:id="ct290247640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90247744" text:id="ct290247744">
          <text:insertion>
            <office:change-info>
              <dc:creator>&lt;анонимный&gt;</dc:creator>
              <dc:date>2012-12-14T14:49:00</dc:date>
            </office:change-info>
          </text:insertion>
        </text:changed-region>
        <text:changed-region xml:id="ct290247848" text:id="ct290247848">
          <text:insertion>
            <office:change-info>
              <dc:creator>&lt;анонимный&gt;</dc:creator>
              <dc:date>2012-12-14T15:33:00</dc:date>
            </office:change-info>
          </text:insertion>
        </text:changed-region>
        <text:changed-region xml:id="ct290247952" text:id="ct290247952">
          <text:insertion>
            <office:change-info>
              <dc:creator>&lt;анонимный&gt;</dc:creator>
              <dc:date>2012-12-14T14:16:00</dc:date>
            </office:change-info>
          </text:insertion>
        </text:changed-region>
        <text:changed-region xml:id="ct290248056" text:id="ct290248056">
          <text:insertion>
            <office:change-info>
              <dc:creator>&lt;анонимный&gt;</dc:creator>
              <dc:date>2012-12-14T15:51:00</dc:date>
            </office:change-info>
          </text:insertion>
        </text:changed-region>
        <text:changed-region xml:id="ct290248160" text:id="ct290248160">
          <text:insertion>
            <office:change-info>
              <dc:creator>&lt;анонимный&gt;</dc:creator>
              <dc:date>2012-12-14T15:58:00</dc:date>
            </office:change-info>
          </text:insertion>
        </text:changed-region>
        <text:changed-region xml:id="ct290248264" text:id="ct290248264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90248368" text:id="ct290248368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90248472" text:id="ct290248472">
          <text:insertion>
            <office:change-info>
              <dc:creator>&lt;анонимный&gt;</dc:creator>
              <dc:date>2012-12-14T14:24:00</dc:date>
            </office:change-info>
          </text:insertion>
        </text:changed-region>
        <text:changed-region xml:id="ct290248576" text:id="ct290248576">
          <text:insertion>
            <office:change-info>
              <dc:creator>&lt;анонимный&gt;</dc:creator>
              <dc:date>2012-12-14T14:24:00</dc:date>
            </office:change-info>
          </text:insertion>
        </text:changed-region>
        <text:changed-region xml:id="ct290248680" text:id="ct290248680">
          <text:insertion>
            <office:change-info>
              <dc:creator>&lt;анонимный&gt;</dc:creator>
              <dc:date>2012-12-14T14:23:00</dc:date>
            </office:change-info>
          </text:insertion>
        </text:changed-region>
        <text:changed-region xml:id="ct290248784" text:id="ct290248784">
          <text:insertion>
            <office:change-info>
              <dc:creator>&lt;анонимный&gt;</dc:creator>
              <dc:date>2012-12-14T14:23:00</dc:date>
            </office:change-info>
          </text:insertion>
        </text:changed-region>
        <text:changed-region xml:id="ct290248888" text:id="ct290248888">
          <text:insertion>
            <office:change-info>
              <dc:creator>&lt;анонимный&gt;</dc:creator>
              <dc:date>2012-12-14T14:33:00</dc:date>
            </office:change-info>
          </text:insertion>
        </text:changed-region>
        <text:changed-region xml:id="ct290248992" text:id="ct290248992">
          <text:insertion>
            <office:change-info>
              <dc:creator>&lt;анонимный&gt;</dc:creator>
              <dc:date>2012-12-14T14:19:00</dc:date>
            </office:change-info>
          </text:insertion>
        </text:changed-region>
        <text:changed-region xml:id="ct290249096" text:id="ct290249096">
          <text:insertion>
            <office:change-info>
              <dc:creator>&lt;анонимный&gt;</dc:creator>
              <dc:date>2012-12-14T14:2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6">Министерство здравоохранения Российской Федерации</text:p>
            <text:p text:style-name="P15">ФГБУ «ФНКЦ ДГОИ им. Дмитрия Рогачева»</text:p>
          </table:table-cell>
          <table:table-cell table:style-name="Таблица3.A1" office:value-type="string">
            <text:p text:style-name="P22">Медицинская документация<text:line-break/>Форма № 066/у-02</text:p>
            <text:p text:style-name="P7">Утверждена Приказом Минздрава России<text:line-break/>от 30.12.2002 № 413 </text:p>
          </table:table-cell>
        </table:table-row>
      </table:table>
      <text:p text:style-name="P14"/>
      <text:p text:style-name="P14"/>
      <text:p text:style-name="P9">СТАТИСТИЧЕСКАЯ КАРТА ВЫБЫВШЕГО ИЗ СТАЦИОНАРА</text:p>
      <text:p text:style-name="P9">круглосуточного пребывания, дневного стационара при больничном учреждении,<text:line-break/>дневного стационара при амбулаторно-поликлиническом учреждении, стационара на дому</text:p>
      <text:p text:style-name="P28"><text:span text:style-name="T16">№ медицинской карты: </text:span><text:change-start text:change-id="ct289617328"/><text:span text:style-name="T16">getData('number')</text:span><text:change-end text:change-id="ct289617328"/><text:span text:style-name="T16"> </text:span></text:p>
      <text:p text:style-name="P13"/>
      <text:p text:style-name="P23"><text:span text:style-name="T18">1. Код пациента: </text:span><text:change-start text:change-id="ct289616808"/><text:span text:style-name="T16">getData('patient.id')</text:span><text:change-end text:change-id="ct289616808"/><text:span text:style-name="T17"> <text:tab/></text:span><text:span text:style-name="T18">2. Ф.И.О.: </text:span><text:change-start text:change-id="ct289616704"/><text:span text:style-name="T16">getFullName('patient.name')</text:span><text:change-end text:change-id="ct289616704"/><text:span text:style-name="T18"> </text:span></text:p>
      <text:p text:style-name="P21"><text:span text:style-name="T10">3. Пол: </text:span><text:change-start text:change-id="ct289616600"/><text:span text:style-name="T20">getSex('patient.sex')</text:span><text:change-end text:change-id="ct289616600"/><text:span text:style-name="T13"> <text:tab/></text:span><text:span text:style-name="T10">4. Дата рождения: </text:span><text:change-start text:change-id="ct289616496"/><text:span text:style-name="T11">formatDate('patient.birthDate'</text:span><text:span text:style-name="T15">)</text:span><text:change-end text:change-id="ct289616496"/><text:span text:style-name="T10"> (возраст: </text:span><text:change-start text:change-id="ct289616392"/><text:span text:style-name="T10">getAge('patient.birthDate')</text:span><text:change-end text:change-id="ct289616392"/><text:span text:style-name="T10"> )</text:span></text:p>
      <text:p text:style-name="P12">5. Документ, удостов. личность: название, серия, номер: </text:p>
      <text:p text:style-name="P20"><text:span text:style-name="T10"><text:tab/> </text:span><text:change-start text:change-id="ct289615872"/><text:span text:style-name="T11"><office:annotation><dc:creator>&lt;анонимный&gt;</dc:creator><dc:date>2012-12-14T14:52:00.31</dc:date><text:p text:style-name="P29"><text:span text:style-name="T24">do text for idCard in data['patient']['idCards']</text:span></text:p></office:annotation></text:span><text:change-end text:change-id="ct289615872"/><text:change-start text:change-id="ct289616288"/><text:span text:style-name="T11">getData('docType.name', idCard)</text:span><text:change-end text:change-id="ct289616288"/><text:span text:style-name="T23"> </text:span><text:change-start text:change-id="ct289616184"/><text:span text:style-name="T23">getData('series', idCard)</text:span><text:change-end text:change-id="ct289616184"/><text:span text:style-name="T23"> </text:span><text:change-start text:change-id="ct289616080"/><text:span text:style-name="T23">getData('number', idCard)</text:span><text:change-end text:change-id="ct289616080"/><text:span text:style-name="T22"> </text:span></text:p>
      <text:p text:style-name="P24"><text:span text:style-name="T10">6. Адрес: регистрация по месту жительства: </text:span><text:change-start text:change-id="ct289615976"/><text:span text:style-name="T11">getAddress('patient.address.residential')</text:span><text:change-end text:change-id="ct289615976"/><text:span text:style-name="T13"> </text:span></text:p>
      <text:p text:style-name="P20"><text:span text:style-name="T10">7. Код территории проживания: </text:span><text:change-start text:change-id="ct289615664"/><text:span text:style-name="T14">getData('patient.address.residential.street.code')</text:span><text:change-end text:change-id="ct289615664"/><text:span text:style-name="T14">  </text:span><text:span text:style-name="T10">Житель: </text:span><text:change-start text:change-id="ct289615560"/><text:span text:style-name="T11">(simpleIf('patient.address.residential.localityType', 'Село', 'Город'))</text:span><text:change-end text:change-id="ct289615560"/><text:span text:style-name="T13"> </text:span></text:p>
      <text:p text:style-name="P27">8. Страховой полис (серия, номер): </text:p>
      <text:p text:style-name="P19"><text:span text:style-name="T18"><text:tab/> </text:span><text:change-start text:change-id="ct289615144"/><text:span text:style-name="T18"><office:annotation><dc:creator>&lt;анонимный&gt;</dc:creator><dc:date>2012-12-14T14:35:59.31</dc:date><text:p text:style-name="P30"><text:span text:style-name="T26">do text for payment in data['patient']['payments'] </text:span></text:p></office:annotation></text:span><text:change-end text:change-id="ct289615144"/><text:change-start text:change-id="ct289615352"/><text:span text:style-name="T16">getData('policyType.name', payment)</text:span><text:change-end text:change-id="ct289615352"/><text:span text:style-name="T16">, </text:span><text:change-start text:change-id="ct108627840"/><text:span text:style-name="T16">getData('smo.name', payment)</text:span><text:change-end text:change-id="ct108627840"/><text:span text:style-name="T16"> </text:span><text:change-start text:change-id="ct220468552"/><text:span text:style-name="T16">getData('series', payment)</text:span><text:change-end text:change-id="ct220468552"/><text:span text:style-name="T16"> </text:span><text:change-start text:change-id="ct290247640"/><text:span text:style-name="T16">getData('number', payment)</text:span><text:change-end text:change-id="ct290247640"/><text:span text:style-name="T21"> </text:span></text:p>
      <text:p text:style-name="P24"><text:span text:style-name="T10">9. Вид оплаты: </text:span><text:change-start text:change-id="ct290247744"/><text:span text:style-name="T15">getData('appealType')['finance']['name']</text:span><text:change-end text:change-id="ct290247744"/><text:span text:style-name="T10"> </text:span></text:p>
      <text:p text:style-name="P17"><text:span text:style-name="T5">10. Социальный статус: </text:span><text:change-start text:change-id="ct290247848"/><text:span text:style-name="T5"><office:annotation><dc:creator>&lt;анонимный&gt;</dc:creator><dc:date>2012-12-14T15:33:49.31</dc:date><text:p text:style-name="P30"><text:span text:style-name="T25">do text for occupation in data['patient']['occupations']</text:span></text:p></office:annotation></text:span><text:change-end text:change-id="ct290247848"/><text:change-start text:change-id="ct290247952"/><text:span text:style-name="T8">occupation['socialStatus']['status']</text:span><text:change-end text:change-id="ct290247952"/><text:span text:style-name="T8">; </text:span></text:p>
      <text:p text:style-name="P21"><text:span text:style-name="T10">11. Категория льготности: </text:span><text:change-start text:change-id="ct290248056"/><text:span text:style-name="T10"><office:annotation><dc:creator>&lt;анонимный&gt;</dc:creator><dc:date>2012-12-14T15:51:14.31</dc:date><text:p text:style-name="P30"><text:span text:style-name="T25">do text for disability in data['patient']['disabilities']</text:span></text:p></office:annotation></text:span><text:change-end text:change-id="ct290248056"/><text:change-start text:change-id="ct290248160"/><text:span text:style-name="T10">disability['disabilityType']['name']</text:span><text:change-end text:change-id="ct290248160"/><text:span text:style-name="T12"> </text:span></text:p>
      <text:p text:style-name="P17"><text:span text:style-name="T5">12. Кем направлен: </text:span><text:change-start text:change-id="ct290248264"/><text:span text:style-name="T9">getData('assignment.directed')</text:span><text:change-end text:change-id="ct290248264"/><text:span text:style-name="T7"> </text:span></text:p>
      <text:p text:style-name="P21"><text:span text:style-name="T10">13. Кем доставлен: </text:span><text:change-start text:change-id="ct290248368"/><text:span text:style-name="T15">getData('deliveredType')</text:span><text:change-end text:change-id="ct290248368"/><text:span text:style-name="T10"> </text:span></text:p>
      <text:p text:style-name="P18"><text:span text:style-name="T5">14. Диагноз направившего учреждения: </text:span><text:change-start text:change-id="ct290248472"/><text:span text:style-name="T9">findDiagnosis('diagnoses', 'assignment')['mkb']['code']</text:span><text:change-end text:change-id="ct290248472"/><text:span text:style-name="T6"> </text:span><text:span text:style-name="T9">: </text:span><text:change-start text:change-id="ct290248576"/><text:span text:style-name="T9">findDiagnosis('diagnoses', 'assignment')['mkb']['diagnosis']</text:span><text:change-end text:change-id="ct290248576"/><text:span text:style-name="T7"> </text:span></text:p>
      <text:p text:style-name="P25"><text:span text:style-name="T5">15. Диагноз приемного отделения: </text:span><text:change-start text:change-id="ct290248680"/><text:span text:style-name="T9">findDiagnosis('diagnoses', 'supply')['mkb']['code']</text:span><text:change-end text:change-id="ct290248680"/><text:span text:style-name="T9">: </text:span><text:change-start text:change-id="ct290248784"/><text:span text:style-name="T9">findDiagnosis('diagnoses', 'supply')['mkb']['diagnosis']</text:span><text:change-end text:change-id="ct290248784"/><text:span text:style-name="T7"> </text:span></text:p>
      <text:p text:style-name="P26">16. Доставлен в состоянии опьянения: </text:p>
      <text:p text:style-name="P21"><text:span text:style-name="T10">17. Госпитализирован по поводу данного заболевания в текущем году: </text:span><text:change-start text:change-id="ct290248888"/><text:span text:style-name="T15">getData('appealWithDeseaseThisYear')</text:span><text:change-end text:change-id="ct290248888"/> </text:p>
      <text:p text:style-name="P17"><text:span text:style-name="T5">18. Доставлен в стационар от начала заболевания (получения травмы): </text:span><text:change-start text:change-id="ct290248992"/><text:span text:style-name="T7">getData('deliveredAfterType')</text:span><text:change-end text:change-id="ct290248992"/><text:span text:style-name="T7"> </text:span></text:p>
      <text:p text:style-name="P11">19. Травма: </text:p>
      <text:p text:style-name="P17"><text:span text:style-name="T5">20. Дата поступления в приемное отделение: </text:span><text:change-start text:change-id="ct290249096"/><text:span text:style-name="T9">formatDateTime('rangeAppealDateTime.start')</text:span><text:change-end text:change-id="ct290249096"/><text:span text:style-name="T7"> </text:span></text:p>
      <text:p text:style-name="P11"><text:tab/>Подпись врача приемного отделения: __________________________________________________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4cm" style:type="center"/>
          <style:tab-stop style:position="18.0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M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Standard">
      <style:text-properties style:font-name="Arial"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89617224" text:id="ct289617224">
            <text:insertion>
              <office:change-info>
                <dc:creator>&lt;анонимный&gt;</dc:creator>
                <dc:date>2012-12-17T16:05:00</dc:date>
              </office:change-info>
            </text:insertion>
          </text:changed-region>
          <text:changed-region xml:id="ct289617120" text:id="ct289617120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289617016" text:id="ct289617016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289616912" text:id="ct289616912">
            <text:insertion>
              <office:change-info>
                <dc:creator>&lt;анонимный&gt;</dc:creator>
                <dc:date>2012-12-17T16:07:00</dc:date>
              </office:change-info>
            </text:insertion>
          </text:changed-region>
        </text:tracked-changes>
        <text:p text:style-name="Footer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 <text:change-start text:change-id="ct289617224"/><text:span text:style-name="MT1">getData('patient.id')</text:span><text:change-end text:change-id="ct289617224"/><text:span text:style-name="MT1"> </text:span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 <text:change-start text:change-id="ct289617120"/><text:span text:style-name="MT2">getData('id')</text:span><text:change-end text:change-id="ct289617120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89617016"/>getBarcode39('<text:span text:style-name="MT3">patient.id</text:span>')<text:change-end text:change-id="ct289617016"/></text:p>
            </table:table-cell>
            <table:table-cell table:style-name="Таблица1.A2" office:value-type="string">
              <text:p text:style-name="MP5"/>
            </table:table-cell>
            <table:table-cell table:style-name="Таблица1.A2" office:value-type="string">
              <text:p text:style-name="MP6"><text:change-start text:change-id="ct289616912"/>getBarcode39(<text:span text:style-name="MT4">'id'</text:span>)<text:change-end text:change-id="ct289616912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3:32:40.42</meta:creation-date>
    <dc:date>2012-12-25T13:31:47.70</dc:date>
    <meta:editing-duration>PT3H22M51S</meta:editing-duration>
    <meta:editing-cycles>46</meta:editing-cycles>
    <meta:generator>OpenOffice.org/3.4.1$Win32 OpenOffice.org_project/341m1$Build-9593</meta:generator>
    <meta:document-statistic meta:table-count="2" meta:image-count="0" meta:object-count="0" meta:page-count="1" meta:paragraph-count="32" meta:word-count="194" meta:character-count="2279"/>
  </office:meta>
</office:document-meta>
</file>